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241000001B1A1ED5C8F.eps" manifest:media-type=""/>
  <manifest:file-entry manifest:full-path="Pictures/200000020000024A000001BA6B897853.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397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solid" svg:stroke-width="0.1cm" svg:stroke-color="#000000" draw:marker-start-width="0.5cm" draw:marker-end-width="0.5cm" draw:fill="none" draw:fill-color="#ffffff" draw:auto-grow-height="true" draw:auto-grow-width="false" fo:max-height="0cm" fo:min-height="2.981cm" fo:padding-top="0.175cm" fo:padding-bottom="0.175cm" fo:padding-left="0.3cm" fo:padding-right="0.3cm"/>
    </style:style>
    <style:style style:name="gr6" style:family="graphic" style:parent-style-name="standard">
      <style:graphic-properties draw:stroke="none" draw:fill="solid" draw:fill-color="#ff950e" draw:opacity="30%" draw:textarea-horizontal-align="justify" draw:textarea-vertical-align="middle" draw:auto-grow-height="false" fo:min-height="11.107cm" fo:min-width="10.1cm" draw:shadow-opacity="30%"/>
    </style:style>
    <style:style style:name="gr7" style:family="graphic" style:parent-style-name="standard">
      <style:graphic-properties draw:stroke="none" svg:stroke-color="#000000" draw:fill="none" draw:fill-color="#ffffff" draw:auto-grow-height="true" draw:auto-grow-width="false" fo:max-height="0cm" fo:min-height="1.491cm"/>
    </style:style>
    <style:style style:name="gr8" style:family="graphic" style:parent-style-name="standard">
      <style:graphic-properties draw:stroke="solid" svg:stroke-width="0cm" svg:stroke-color="#000000" draw:marker-start-width="0.2cm" draw:marker-end-width="0.2cm" draw:fill="solid" draw:fill-color="#ffffff" draw:auto-grow-height="true" draw:auto-grow-width="false" fo:max-height="0cm" fo:min-height="0.992cm" fo:padding-top="0.125cm" fo:padding-bottom="0.125cm" fo:padding-left="0.25cm" fo:padding-right="0.25cm"/>
    </style:style>
    <style:style style:name="gr9" style:family="graphic" style:parent-style-name="standard">
      <style:graphic-properties draw:stroke="none" svg:stroke-color="#000000" draw:fill="none" draw:fill-color="#ffffff" draw:auto-grow-height="true" draw:auto-grow-width="false" fo:max-height="0cm" fo:min-height="0.907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9cm"/>
    </style:style>
    <style:style style:name="pr5" style:family="presentation" style:parent-style-name="Predeterminado-title">
      <style:graphic-properties draw:auto-grow-height="true" fo:min-height="3.506cm"/>
    </style:style>
    <style:style style:name="P1" style:family="paragraph">
      <style:text-properties style:font-name="DejaVu Sans Condensed" fo:font-size="32pt" fo:font-weight="bold" style:font-size-asian="32pt" style:font-weight-asian="bold" style:font-size-complex="32pt" style:font-weight-complex="bold"/>
    </style:style>
    <style:style style:name="P2" style:family="paragraph">
      <loext:graphic-properties draw:fill-color="#ffffff"/>
      <style:text-properties style:font-name="DejaVu Sans Condensed"/>
    </style:style>
    <style:style style:name="P3" style:family="paragraph">
      <loext:graphic-properties draw:fill-color="#ffffff"/>
    </style:style>
    <style:style style:name="P4" style:family="paragraph">
      <style:text-properties style:font-name="DejaVu Sans Condensed" fo:font-size="32pt" style:font-size-asian="32pt" style:font-size-complex="32pt"/>
    </style:style>
    <style:style style:name="P5" style:family="paragraph">
      <style:text-properties style:font-name="DejaVu Sans Condensed" fo:font-size="28pt" style:font-size-asian="28pt" style:font-size-complex="28pt"/>
    </style:style>
    <style:style style:name="P6" style:family="paragraph">
      <style:text-properties style:font-name="DejaVu Sans Condensed" fo:font-size="22pt" style:font-size-asian="22pt" style:font-size-complex="22pt"/>
    </style:style>
    <style:style style:name="P7" style:family="paragraph">
      <loext:graphic-properties draw:fill-color="#ffffff"/>
      <style:text-properties fo:font-size="20pt"/>
    </style:style>
    <style:style style:name="P8" style:family="paragraph">
      <style:paragraph-properties fo:text-align="justify"/>
    </style:style>
    <style:style style:name="P9" style:family="paragraph">
      <style:paragraph-properties fo:text-align="justify"/>
      <style:text-properties style:font-name="DejaVu Sans Condensed"/>
    </style:style>
    <style:style style:name="P10" style:family="paragraph">
      <loext:graphic-properties draw:fill="none"/>
      <style:paragraph-properties fo:text-align="center"/>
    </style:style>
    <style:style style:name="P11" style:family="paragraph">
      <style:text-properties style:font-name="DejaVu Sans Condensed"/>
    </style:style>
    <style:style style:name="P12" style:family="paragraph">
      <style:paragraph-properties fo:text-align="center"/>
    </style:style>
    <style:style style:name="P13" style:family="paragraph">
      <loext:graphic-properties draw:fill="none" draw:fill-color="#ffffff"/>
      <style:paragraph-properties fo:text-align="center"/>
      <style:text-properties style:font-name="DejaVu Sans Condensed"/>
    </style:style>
    <style:style style:name="P14" style:family="paragraph">
      <loext:graphic-properties draw:fill="solid" draw:fill-color="#ff950e" draw:opacity="30%"/>
      <style:paragraph-properties fo:text-align="center"/>
    </style:style>
    <style:style style:name="P15" style:family="paragraph">
      <loext:graphic-properties draw:fill="none" draw:fill-color="#ffffff"/>
      <style:text-properties style:font-name="DejaVu Sans Condensed"/>
    </style:style>
    <style:style style:name="P16" style:family="paragraph">
      <loext:graphic-properties draw:fill="solid" draw:fill-color="#ffffff"/>
      <style:paragraph-properties fo:text-align="center"/>
      <style:text-properties style:font-name="DejaVu Sans Condensed" fo:font-size="24pt" style:font-size-asian="24pt" style:font-size-complex="24pt"/>
    </style:style>
    <style:style style:name="P17" style:family="paragraph">
      <loext:graphic-properties draw:fill="none" draw:fill-color="#ffffff"/>
      <style:paragraph-properties fo:text-align="center"/>
      <style:text-properties style:font-name="DejaVu Sans Condensed" fo:font-size="22pt" style:font-size-asian="22pt" style:font-size-complex="22pt"/>
    </style:style>
    <style:style style:name="P18" style:family="paragraph">
      <style:paragraph-properties fo:line-height="100%" fo:text-align="justify"/>
    </style:style>
    <style:style style:name="P19" style:family="paragraph">
      <style:paragraph-properties fo:text-align="justify"/>
      <style:text-properties style:font-name="DejaVu Sans Condensed" fo:font-size="18pt" style:font-size-asian="18pt" style:font-size-complex="18pt"/>
    </style:style>
    <style:style style:name="P20" style:family="paragraph">
      <style:text-properties fo:font-size="32pt" style:font-size-asian="32pt" style:font-size-complex="32pt"/>
    </style:style>
    <style:style style:name="T1" style:family="text">
      <style:text-properties style:font-name="DejaVu Sans Condensed" fo:font-size="32pt" fo:font-weight="bold" style:font-size-asian="32pt" style:font-weight-asian="bold" style:font-size-complex="32pt" style:font-weight-complex="bold"/>
    </style:style>
    <style:style style:name="T2" style:family="text">
      <style:text-properties style:font-name="DejaVu Sans Condensed" fo:font-weight="bold" style:font-weight-asian="bold" style:font-weight-complex="bold"/>
    </style:style>
    <style:style style:name="T3" style:family="text">
      <style:text-properties style:font-name="DejaVu Sans Condensed"/>
    </style:style>
    <style:style style:name="T4" style:family="text">
      <style:text-properties style:font-name="DejaVu Sans Condensed" fo:font-size="32pt" style:font-size-asian="32pt" style:font-size-complex="32pt"/>
    </style:style>
    <style:style style:name="T5" style:family="text">
      <style:text-properties style:font-name="DejaVu Sans Condensed" fo:font-size="28pt" style:text-underline-style="solid" style:text-underline-width="auto" style:text-underline-color="font-color" style:font-size-asian="28pt" style:font-size-complex="28pt"/>
    </style:style>
    <style:style style:name="T6" style:family="text">
      <style:text-properties style:font-name="DejaVu Sans Condensed" fo:font-size="28pt" style:font-size-asian="28pt" style:font-size-complex="28pt"/>
    </style:style>
    <style:style style:name="T7" style:family="text">
      <style:text-properties style:font-name="DejaVu Sans Condensed" fo:font-size="22pt" style:font-size-asian="22pt" style:font-size-complex="22pt"/>
    </style:style>
    <style:style style:name="T8" style:family="text">
      <style:text-properties style:font-name="DejaVu Sans Condensed" fo:font-size="22pt" fo:font-weight="bold" style:font-size-asian="22pt" style:font-weight-asian="bold" style:font-size-complex="22pt" style:font-weight-complex="bold"/>
    </style:style>
    <style:style style:name="T9" style:family="text">
      <style:text-properties style:font-name="DejaVu Sans Condensed" fo:font-size="18pt" style:font-size-asian="18pt" style:font-size-complex="18pt"/>
    </style:style>
    <style:style style:name="T10" style:family="text">
      <style:text-properties style:font-name="DejaVu Sans Condensed" fo:font-size="22pt" style:text-underline-style="solid" style:text-underline-width="auto" style:text-underline-color="font-color" fo:font-weight="bold" style:font-size-asian="22pt" style:font-weight-asian="bold" style:font-size-complex="22pt" style:font-weight-complex="bold"/>
    </style:style>
    <style:style style:name="T11" style:family="text">
      <style:text-properties style:font-name="DejaVu Sans Condensed" fo:font-size="22pt" style:text-underline-style="solid" style:text-underline-width="auto" style:text-underline-color="font-color" style:font-size-asian="22pt" style:font-size-complex="22pt"/>
    </style:style>
    <style:style style:name="T12" style:family="text">
      <style:text-properties style:font-name="DejaVu Sans Condensed" fo:font-size="26pt" style:font-size-asian="26pt" style:font-size-complex="26pt"/>
    </style:style>
    <style:style style:name="T13" style:family="text">
      <style:text-properties style:font-name="DejaVu Sans Condensed" fo:font-size="28pt" fo:font-weight="bold" style:font-size-asian="28pt" style:font-weight-asian="bold" style:font-size-complex="28pt" style:font-weight-complex="bold"/>
    </style:style>
    <style:style style:name="T14" style:family="text">
      <style:text-properties style:font-name="DejaVu Sans Condensed" fo:font-size="22pt" fo:font-style="normal" fo:font-weight="bold" style:font-size-asian="22pt" style:font-style-asian="normal" style:font-weight-asian="bold" style:font-size-complex="22pt" style:font-style-complex="normal" style:font-weight-complex="bold"/>
    </style:style>
    <style:style style:name="T15" style:family="text">
      <style:text-properties style:font-name="DejaVu Sans Condensed" fo:font-size="24pt" style:font-size-asian="24pt" style:font-size-complex="24pt"/>
    </style:style>
    <style:style style:name="T16" style:family="text">
      <style:text-properties style:font-name="DejaVu Sans Condensed" fo:font-size="18pt" fo:font-weight="bold" style:font-size-asian="18pt" style:font-weight-asian="bold" style:font-size-complex="18pt" style:font-weight-complex="bold"/>
    </style:style>
    <style:style style:name="T17" style:family="text">
      <style:text-properties style:font-name="DejaVu Sans Condensed" fo:font-size="20pt" fo:font-weight="bold" style:font-size-asian="20pt" style:font-weight-asian="bold" style:font-size-complex="20pt" style:font-weight-complex="bold"/>
    </style:style>
    <style:style style:name="T18" style:family="text">
      <style:text-properties style:font-name="DejaVu Sans Condensed" fo:font-size="20pt" style:font-size-asian="20pt" style:font-size-complex="20pt"/>
    </style:style>
    <style:style style:name="T19" style:family="text">
      <style:text-properties style:font-name="DejaVu Sans Condensed"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Primer Análisis</text:span><text:span text:style-name="T1"><text:line-break/></text:span><text:span text:style-name="T1">26/06/2017</text:span></text:p>
          </draw:text-box>
        </draw:frame>
        <draw:frame presentation:style-name="pr2" draw:text-style-name="P2" draw:layer="layout" svg:width="25.199cm" svg:height="12.179cm" svg:x="1.4cm" svg:y="4.914cm" presentation:class="subtitle" presentation:user-transformed="true">
          <draw:text-box>
            <text:p><text:span text:style-name="T2">Comparación de Agendas</text:span></text:p>
            <text:p><text:span text:style-name="T3">Sección “El país” de Página 12 – sección “Política” de La Nació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Agenda 1° de Abril</text:span></text:p>
          </draw:text-box>
        </draw:frame>
        <draw:frame presentation:style-name="pr4" draw:text-style-name="P5" draw:layer="layout" svg:width="25.199cm" svg:height="12.179cm" svg:x="1.4cm" svg:y="4.914cm" presentation:class="outline" presentation:user-transformed="true">
          <draw:text-box>
            <text:list text:style-name="L2">
              <text:list-header>
                <text:p><text:span text:style-name="T5">Página 12:</text:span></text:p>
              </text:list-header>
              <text:list-item>
                <text:p><text:span text:style-name="T6">Cantidad de notas: 22 (sección “El país”)</text:span></text:p>
              </text:list-item>
              <text:list-item>
                <text:p><text:span text:style-name="T6">Tópicos estimados: 16</text:span></text:p>
                <text:p><text:span text:style-name="T6"/></text:p>
                <text:p><text:span text:style-name="T5">La Nación:</text:span></text:p>
              </text:list-item>
              <text:list-item>
                <text:p><text:span text:style-name="T6">Cantidad de notas: 28 (sección “Política”)</text:span></text:p>
              </text:list-item>
              <text:list-item>
                <text:p><text:span text:style-name="T6">Tópicos estimados: 18</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La Nación: tópicos con más notas asociadas.</text:span></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7">abril de, pic twitter, pic, twitter com, twitter, democracia, de abril, de 2017, marcha, la marcha, com, la democracia, abril, ciudades del, apoyo, participó de, se realizó, rosario, vuelven, consignas.</text:span></text:p>
              </text:list-item>
              <text:list-item>
                <text:p><text:span text:style-name="T7">docentes, vidal, docente, gremios, paro, los gremios, paros, conflicto, ctera, los docentes, conflicto docente, de vidal, escuelas, jurisdicción, escuela pública, chicos, paritaria, días de, salarial, la provincia.</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Página 12: tópicos con más notas asociadas.</text:span></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7">paro, la cgt, cgt, masa, la huelga, paro general, al paro, un paro, huelga, sindical, cronograma, jueves, daer, va tener, desocupación, del paro, la central, paros, lunes en, la matanza.</text:span></text:p>
              </text:list-item>
              <text:list-item>
                <text:p><text:span text:style-name="T7">jubilados, promesas, 50 mil, afirmó que, llega al, ganan, bonaerense maría, mostrarse, al intendente, tiempo pero, los plazos, no llegó, de empleo, gobernadora bonaerense, tono de, maravilloso, faltó, sentirse, préstamos, mil pesos.</text:span></text:p>
              </text:list-item>
              <text:list-item>
                <text:p><text:span text:style-name="T7">cambiemos, del máximo, órgano, convención, continuidad de, autoridades del, radicalismo, habrá un, incluida, cambiemos en, un llamado, el comité, la continuidad, distritos, adhesión, radicales, aseguraron, el macrismo, las provincias, nacional en.</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4">Comparación: algunos tópicos exclusivos</text:span></text:p>
          </draw:text-box>
        </draw:frame>
        <draw:frame presentation:style-name="pr4" draw:text-style-name="P6" draw:layer="layout" svg:width="25.199cm" svg:height="15.286cm" svg:x="1.4cm" svg:y="4.914cm" presentation:class="outline" presentation:user-transformed="true">
          <draw:text-box>
            <text:list text:style-name="L2">
              <text:list-header>
                <text:p><text:span text:style-name="T7">Tópicos exclusivos de </text:span><text:span text:style-name="T8">La Nación</text:span><text:span text:style-name="T7">:</text:span></text:p>
              </text:list-header>
              <text:list-item>
                <text:p><text:span text:style-name="T9">la anses, scioli, anses, investiga, pérez, el fiscal, de administración, caballito, enriquecimiento, ilícito, investigan, presunto, lavado de, acusación, compra de, lavado, de corrupción, casos de, de gabinete, compra.</text:span></text:p>
              </text:list-item>
              <text:list-item>
                <text:p><text:span text:style-name="T9">malvinas, caídos, cuerpos, news, los cuerpos, falsa, la convención, de naciones, convención, del mar, noticia, islas, hallazgo, día de, naciones unidas, day, isla, unidas, naciones, veterano.</text:span></text:p>
                <text:p><text:span text:style-name="T7">Tópicos exclusivos de </text:span><text:span text:style-name="T8">Página 12</text:span><text:span text:style-name="T7">:</text:span></text:p>
              </text:list-item>
              <text:list-item>
                <text:p><text:span text:style-name="T9">nora, su hermano, hermano, abuelas de, abuelas, de plaza, claudia, plaza de, plaza, marcelo, de mayo, clandestino, de 1976, supo que, genocidas, sus familiares, nacida, mayo el, se llevaron, salud la.</text:span></text:p>
              </text:list-item>
              <text:list-item>
                <text:p><text:span text:style-name="T9">comedor, de lanús, de seguridad, lanús, policías, persecución, los policías, diego, gas, niños, chicos que, policial, fuerzas de, la represión, distrito, la diputada, la gobernadora, gobernadora, represión, diputada.</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Comparación de un tópico</text:span></text:p>
          </draw:text-box>
        </draw:frame>
        <draw:frame presentation:style-name="pr4" draw:text-style-name="P6" draw:layer="layout" svg:width="25.199cm" svg:height="12.179cm" svg:x="1.4cm" svg:y="4.914cm" presentation:class="outline" presentation:user-transformed="true">
          <draw:text-box>
            <text:list text:style-name="L2">
              <text:list-header>
                <text:p><text:span text:style-name="T10">Odebrecht</text:span><text:span text:style-name="T11"> según </text:span><text:span text:style-name="T10">La Nación:</text:span></text:p>
              </text:list-header>
              <text:list-item>
                <text:p><text:span text:style-name="T7">arribas, transferencias, afi, gustavo arribas, corral, la afi, juez, el juez, gustavo, leonardo, una cuenta, brasil, odebrecht, brasileño, en brasil, transferencia, suiza, delgado, sobornos, el fiscal.</text:span></text:p>
              </text:list-item>
              <text:list-item>
                <text:p><text:span text:style-name="T7">odebrecht, sarmiento, lópez, obras públicas, la unidad, josé, públicas, unidad, ben, kirchner, el fiscal, delgado, de obras, cristina kirchner, obras, us, cristina, la reunión, corrupción, millonaria.</text:span></text:p>
                <text:p><text:span text:style-name="T10">Odebrecht</text:span><text:span text:style-name="T11"> según </text:span><text:span text:style-name="T10">Página 12:</text:span></text:p>
              </text:list-item>
              <text:list-item>
                <text:p><text:span text:style-name="T7">arribas, transferencias, delgado, odebrecht, juez, brasil, en brasil, corral, transferencia, dólares, el juez, transferencia de, información, causa, coimas, septiembre de, de 2013, 70, la causa, la cuenta.</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Agenda Abril</text:span></text:p>
          </draw:text-box>
        </draw:frame>
        <draw:frame presentation:style-name="pr4" draw:text-style-name="P5" draw:layer="layout" svg:width="25.199cm" svg:height="12.179cm" svg:x="1.4cm" svg:y="4.914cm" presentation:class="outline" presentation:user-transformed="true">
          <draw:text-box>
            <text:list text:style-name="L2">
              <text:list-header>
                <text:p><text:span text:style-name="T5">Página 12:</text:span></text:p>
              </text:list-header>
              <text:list-item>
                <text:p><text:span text:style-name="T6">Cantidad de notas: 826 (sección “El país”)</text:span></text:p>
              </text:list-item>
              <text:list-item>
                <text:p><text:span text:style-name="T6">Tópicos estimados: 59</text:span></text:p>
                <text:p><text:span text:style-name="T6"/></text:p>
                <text:p><text:span text:style-name="T5">La Nación:</text:span></text:p>
              </text:list-item>
              <text:list-item>
                <text:p><text:span text:style-name="T6">Cantidad de notas: 1059 (sección “Política”)</text:span></text:p>
              </text:list-item>
              <text:list-item>
                <text:p><text:span text:style-name="T6">Tópicos estimados: 59</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La Nación: tópicos con más notas asociadas.</text:span></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7">docentes, los docentes, docente, vidal, paro, conflicto docente, conflicto, baradel, suteba, roberto baradel, docentes de, de paro, de suteba, gremios, roberto, docente más, paro vidal, carpa, baradel el, vidal tras.</text:span></text:p>
              </text:list-item>
              <text:list-item>
                <text:p><text:span text:style-name="T7">santa cruz, cruz, santa, alicia, kirchner, en santa, de santa, crisis política, jubilados, crisis, acuerdo con, política en, los fondos, fondos, la provincia, un acuerdo, la gobernación, gobernación, gallegos, gobernadora.</text:span></text:p>
              </text:list-item>
              <text:list-item>
                <text:p><text:span text:style-name="T7">trump, uu, ee uu, ee, de ee, macri en, en estados, los estados, queremos, donald, donald trump, con trump, de trump, en ee, de negocios, que trump, negocios, macri los, wall, unidos la.</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4">Página 12: tópicos con más notas asociadas.</text:span></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7">docentes, represión, los docentes, maestros, la </text:span><text:span text:style-name="T8">represión</text:span><text:span text:style-name="T7">, los maestros, ctera, carpa, permiso, congreso, repudio, domingo, al congreso, gobierno porteño, instalar, la paritaria, paritaria, porteño, el domingo, protesta.</text:span></text:p>
              </text:list-item>
              <text:list-item>
                <text:p><text:span text:style-name="T7">policía, la policía, policías, los policías, policial, de seguridad, comedor, comisaría, efectivos, la comisaría, vecinos, los vecinos, de lanús, lanús, personal, policía federal, la fuerza, agentes, los agentes, policiales.</text:span></text:p>
              </text:list-item>
              <text:list-item>
                <text:p><text:span text:style-name="T7">paro, el paro, la medida, paro general, un paro, medida, de fuerza, medida de, al paro, la cgt, cgt, del paro, fuerza, la huelga, huelga, transporte, jueves, trabajadores, los trabajadores, protesta.</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2° Análisis</text:span><text:span text:style-name="T1"><text:line-break/></text:span><text:span text:style-name="T1">02/07/2017</text:span></text:p>
          </draw:text-box>
        </draw:frame>
        <draw:frame presentation:style-name="pr4" draw:text-style-name="P9" draw:layer="layout" svg:width="25.199cm" svg:height="15.486cm" svg:x="1.4cm" svg:y="4.914cm" presentation:class="outline" presentation:user-transformed="true">
          <draw:text-box>
            <text:list text:style-name="L2">
              <text:list-header>
                <text:p text:style-name="P8"><text:span text:style-name="T12">Separo la etapa de entrenamiento a la de estimación de tópicos:</text:span></text:p>
                <text:p text:style-name="P8"><text:span text:style-name="T13"/></text:p>
                <text:p text:style-name="P8"><text:span text:style-name="T13">Entrenamiento idf</text:span><text:span text:style-name="T6">: utilizo todo el corpus y secciones de los diarios:</text:span></text:p>
              </text:list-header>
              <text:list-item>
                <text:p text:style-name="P8"><text:span text:style-name="T6">N = 57614 notas.</text:span></text:p>
              </text:list-item>
              <text:list-item>
                <text:p text:style-name="P8"><text:span text:style-name="T6">Min_df = 0.01 – Max_df = 0.70. 1,2-gramas.</text:span></text:p>
                <text:p text:style-name="P8"><text:span text:style-name="T6"/></text:p>
                <text:p text:style-name="P8"><text:span text:style-name="T6">La </text:span><text:span text:style-name="T13">descomposición en tópicos (NMF)</text:span><text:span text:style-name="T6"> la hago en un subconjunto de notas del corpus</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draw:style-name="gr2" draw:text-style-name="P10" draw:layer="layout" svg:width="20cm" svg:height="15.09cm" svg:x="4cm" svg:y="2.955cm">
          <draw:image xlink:href="Pictures/200000020000024A000001BA6B897853.eps" xlink:type="simple" xlink:show="embed" xlink:actuate="onLoad">
            <text:p/>
          </draw:image>
        </draw:frame>
        <draw:frame presentation:style-name="pr5" draw:text-style-name="P11" draw:layer="layout" svg:width="25.199cm" svg:height="3.506cm" svg:x="1.4cm" svg:y="0.837cm" presentation:class="title">
          <draw:text-box>
            <text:p><text:span text:style-name="T3">Histogramas de los 1-gramas</text:span></text:p>
          </draw:text-box>
        </draw:frame>
        <draw:frame draw:style-name="gr3" draw:text-style-name="P13" draw:layer="layout" svg:width="24.8cm" svg:height="2.647cm" svg:x="2.2cm" svg:y="18cm">
          <draw:text-box>
            <text:p text:style-name="P12"><text:span text:style-name="T8">Histogramas para la palabras del corpus seleccionado. </text:span></text:p>
            <text:p text:style-name="P12"><text:span text:style-name="T3">Elegir un min_df y max_df implica seleccionar un intervalo del eje x y quedarse con la suma de la cantidad de términos comprendidos.</text:span></text:p>
          </draw:text-box>
        </draw:frame>
        <draw:line draw:style-name="gr4" draw:text-style-name="P10" draw:layer="layout" svg:x1="18.6cm" svg:y1="7.8cm" svg:x2="22.8cm" svg:y2="9cm">
          <text:p/>
        </draw:line>
        <draw:frame draw:style-name="gr5" draw:text-style-name="P13" draw:layer="layout" svg:width="4.6cm" svg:height="3.331cm" svg:x="23cm" svg:y="7.4cm">
          <draw:text-box>
            <text:p text:style-name="P12"><text:span text:style-name="T3">Es muy sensible al cambio del min_df</text:span></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2" draw:text-style-name="P10" draw:layer="layout" svg:width="20cm" svg:height="15.09cm" svg:x="4cm" svg:y="2.955cm">
          <draw:image xlink:href="Pictures/200000020000024A000001BA6B897853.eps" xlink:type="simple" xlink:show="embed" xlink:actuate="onLoad">
            <text:p/>
          </draw:image>
        </draw:frame>
        <draw:frame presentation:style-name="pr5" draw:text-style-name="P11" draw:layer="layout" svg:width="25.199cm" svg:height="3.506cm" svg:x="1.4cm" svg:y="0.837cm" presentation:class="title">
          <draw:text-box>
            <text:p><text:span text:style-name="T3">Histogramas de los 1-gramas</text:span></text:p>
          </draw:text-box>
        </draw:frame>
        <draw:custom-shape draw:style-name="gr6" draw:text-style-name="P14" draw:layer="layout" svg:width="10.6cm" svg:height="11.357cm" svg:x="10.8cm" svg:y="4.443cm">
          <text:p/>
          <draw:enhanced-geometry svg:viewBox="0 0 21600 21600" draw:type="rectangle" draw:enhanced-path="M 0 0 L 21600 0 21600 21600 0 21600 0 0 Z N"/>
        </draw:custom-shape>
        <draw:line draw:style-name="gr4" draw:text-style-name="P10" draw:layer="layout" svg:x1="19cm" svg:y1="8cm" svg:x2="23.2cm" svg:y2="7cm">
          <text:p/>
        </draw:line>
        <draw:frame draw:style-name="gr7" draw:text-style-name="P15" draw:layer="layout" svg:width="4.8cm" svg:height="1.741cm" svg:x="22.8cm" svg:y="4.4cm">
          <draw:text-box>
            <text:p><text:span text:style-name="T3">Min_df = 0.01 Max_df = 0.70</text:span></text:p>
          </draw:text-box>
        </draw:frame>
        <draw:frame draw:style-name="gr3" draw:text-style-name="P13" draw:layer="layout" svg:width="24.8cm" svg:height="2.647cm" svg:x="2.2cm" svg:y="18.001cm">
          <draw:text-box>
            <text:p text:style-name="P12"><text:span text:style-name="T8">Histogramas para la palabras del corpus seleccionado. </text:span></text:p>
            <text:p text:style-name="P12"><text:span text:style-name="T3">Elegir un min_df y max_df implica seleccionar un intervalo del eje x y quedarse con la suma de la cantidad de términos comprendidos.</text:span></text:p>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3">Corpus estudiado</text:span></text:p>
          </draw:text-box>
        </draw:frame>
        <draw:frame presentation:style-name="pr4" draw:layer="layout" svg:width="25.199cm" svg:height="12.179cm" svg:x="1.4cm" svg:y="4.914cm" presentation:class="outline">
          <draw:text-box>
            <text:list text:style-name="L2">
              <text:list-item>
                <text:p><text:span text:style-name="T3">Período temporal: 01/03 – 01/06/2017.</text:span></text:p>
              </text:list-item>
              <text:list-item>
                <text:p><text:span text:style-name="T3">Sección Política de La Nación:</text:span></text:p>
                <text:p><text:span text:style-name="T3">- Cantidad de notas: 3290</text:span></text:p>
                <text:p><text:span text:style-name="T3">- Tópicos estimados: 29</text:span></text:p>
              </text:list-item>
              <text:list-item>
                <text:p><text:span text:style-name="T3">Sección El País de Página 12:</text:span></text:p>
                <text:p><text:span text:style-name="T3">- Cantidad de notas: 2663</text:span></text:p>
                <text:p><text:span text:style-name="T3">- Tópicos estimados: 29</text:span></text:p>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3">Tópico: “Milagro Sala”</text:span></text:p>
          </draw:text-box>
        </draw:frame>
        <draw:frame presentation:style-name="pr4" draw:layer="layout" svg:width="25.199cm" svg:height="12.179cm" svg:x="1.4cm" svg:y="4.914cm" presentation:class="outline" presentation:user-transformed="true">
          <draw:text-box>
            <text:list text:style-name="L2">
              <text:list-header>
                <text:p><text:span text:style-name="T7"/></text:p>
              </text:list-header>
              <text:list-item>
                <text:p><text:span text:style-name="T14">La Nación:</text:span><text:span text:style-name="T7"> sala, milagro sala, milagro, jujuy, detención, de jujuy, morales, papa, la detención, la dirigente, de milagro, causas, gobernador, el caso, dirigente, gobernador de, informe, prisión, condena, caso, una carta, la líder, la fiscalía, la visita, fiscalía.</text:span></text:p>
                <text:p><text:span text:style-name="T7"/></text:p>
              </text:list-item>
              <text:list-item>
                <text:p><text:span text:style-name="T8">Página 12</text:span><text:span text:style-name="T7">: milagro, sala, milagro sala, jujuy, de milagro, detención, morales, de jujuy, la dirigente, dirigente, libertad, la detención, grupo de, grupo, onu, visita, la onu, penal, la líder, la libertad, detención de, tribunal, detenida, gerardo, de trabajo, prisión, líder de, gobernador, liberación, el grupo, causas.</text:span></text:p>
                <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draw:style-name="gr2" draw:text-style-name="P10" draw:layer="layout" svg:width="24cm" svg:height="18.01cm" svg:x="2cm" svg:y="1.495cm">
          <draw:image xlink:href="Pictures/2000000200000241000001B1A1ED5C8F.eps" xlink:type="simple" xlink:show="embed" xlink:actuate="onLoad">
            <text:p/>
          </draw:image>
        </draw:frame>
        <draw:frame draw:style-name="gr8" draw:text-style-name="P16" draw:layer="layout" svg:width="1.6cm" svg:height="1.242cm" svg:x="9.6cm" svg:y="3.558cm">
          <draw:text-box>
            <text:p text:style-name="P12"><text:span text:style-name="T15">(1)</text:span></text:p>
          </draw:text-box>
        </draw:frame>
        <draw:frame draw:style-name="gr8" draw:text-style-name="P16" draw:layer="layout" svg:width="1.6cm" svg:height="1.242cm" svg:x="16.5cm" svg:y="5.5cm">
          <draw:text-box>
            <text:p text:style-name="P12"><text:span text:style-name="T15">(2)</text:span></text:p>
          </draw:text-box>
        </draw:frame>
        <draw:frame draw:style-name="gr9" draw:text-style-name="P17" draw:layer="layout" svg:width="26.8cm" svg:height="1.157cm" svg:x="1cm" svg:y="19.7cm">
          <draw:text-box>
            <text:p text:style-name="P12"><text:span text:style-name="T7">Google Trends: “milagro sala” - Ciudad Autónoma de Buenos Aires.</text:span></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3">Títulos relacionados (1)</text:span></text:p>
          </draw:text-box>
        </draw:frame>
        <draw:frame presentation:style-name="pr4" draw:text-style-name="P19" draw:layer="layout" svg:width="25.199cm" svg:height="16.086cm" svg:x="1.4cm" svg:y="4.914cm" presentation:class="outline" presentation:user-transformed="true">
          <draw:text-box>
            <text:list text:style-name="L2">
              <text:list-header>
                <text:p text:style-name="P8"><text:span text:style-name="T16">La Nación:</text:span></text:p>
              </text:list-header>
              <text:list-item>
                <text:p text:style-name="P18"><text:span text:style-name="T9">La Procuración dará un dictamen por Milagro Sala. 2017-03-15</text:span></text:p>
              </text:list-item>
              <text:list-item>
                <text:p text:style-name="P18"><text:span text:style-name="T9">La Cámara de Apelaciones de Jujuy ratificó el procesamiento de Milagro Sala en una causa por lesiones graves. 2017-03-16</text:span></text:p>
              </text:list-item>
              <text:list-item>
                <text:p text:style-name="P18"><text:span text:style-name="T9">Se agrava la situación judicial de Milagro Sala con otra causa. 2017-03-17</text:span></text:p>
              </text:list-item>
              <text:list-item>
                <text:p text:style-name="P18"><text:span text:style-name="T9">Milagro Sala se hizo estudios por pedido de la Corte y apoyó el paro docente: 'Aguante la lucha de Baradel'. 2017-03-17</text:span></text:p>
              </text:list-item>
              <text:list-item>
                <text:p text:style-name="P18"><text:span text:style-name="T9">Sanz: 'Si el modelo de liderazgo sindical es Baradel y el prototipo líder social es Milagro Sala, no hay crecimiento que nos saque adelante'. 2017-03-18</text:span></text:p>
              </text:list-item>
              <text:list-item>
                <text:p text:style-name="P18"><text:span text:style-name="T9">Milagro Sala recibió la visita de dos chamanes peruanos. 2017-03-19</text:span></text:p>
              </text:list-item>
              <text:list-item>
                <text:p text:style-name="P18"><text:span text:style-name="T9">Washington: cruce entre el Gobierno y organismos de Derechos Humanos por la situación de Milagro Sala. 2017-03-20</text:span></text:p>
                <text:p text:style-name="P8"><text:span text:style-name="T16">Página 12:</text:span></text:p>
              </text:list-item>
              <text:list-item>
                <text:p text:style-name="P8"><text:span text:style-name="T9">La Corte se define sobre Sala. 2017-03-15</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4" draw:layer="layout" svg:width="25.199cm" svg:height="16.686cm" svg:x="1.4cm" svg:y="4.914cm" presentation:class="outline" presentation:user-transformed="true">
          <draw:text-box>
            <text:list text:style-name="L2">
              <text:list-header>
                <text:p><text:span text:style-name="T17">Página 12:</text:span></text:p>
              </text:list-header>
              <text:list-item>
                <text:p><text:span text:style-name="T18">Milagro. 2016-12-20</text:span></text:p>
              </text:list-item>
              <text:list-item>
                <text:p><text:span text:style-name="T18">Milagro Sala, sin derecho al debido proceso ni a su defensa. 2017-04-21</text:span></text:p>
              </text:list-item>
              <text:list-item>
                <text:p><text:span text:style-name="T18">Diputados del Parlasur visitaron a Milagro Sala. 2017-04-27</text:span></text:p>
              </text:list-item>
              <text:list-item>
                <text:p><text:span text:style-name="T18">La Corte dilata una definición sobre Milagro Sala. 2017-05-02</text:span></text:p>
                <text:p><text:span text:style-name="T17">La Nación: </text:span></text:p>
              </text:list-item>
              <text:list-item>
                <text:p><text:span text:style-name="T18">Milagro Sala no tiene inmunidad. 2017-04-28</text:span></text:p>
              </text:list-item>
              <text:list-item>
                <text:p><text:span text:style-name="T18">Pidió un fiscal revocar una de las sentencias contra Milagro Sala. 2017-04-29</text:span></text:p>
                <text:p/>
              </text:list-item>
            </text:list>
          </draw:text-box>
        </draw:frame>
        <draw:frame presentation:style-name="pr1" draw:text-style-name="P11" draw:layer="layout" svg:width="25.199cm" svg:height="3.506cm" svg:x="1.401cm" svg:y="0.837cm" presentation:class="title" presentation:user-transformed="true">
          <draw:text-box>
            <text:p><text:span text:style-name="T3">Títulos relacionados (2)</text:span></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1" draw:text-style-name="P11" draw:layer="layout" svg:width="25.199cm" svg:height="3.506cm" svg:x="1.4cm" svg:y="0.837cm" presentation:class="title">
          <draw:text-box>
            <text:p><text:span text:style-name="T3">Tópicos exclusivos</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5">Tópicos de un diario que tienen baja correlación con los tópicos del otro diario:</text:span></text:p>
                <text:p text:style-name="P8"><text:span text:style-name="T16">Página 12:</text:span><text:span text:style-name="T9"> tapa, historia de, historia, ricos, animales, lleno, in, operación, promoción, sin, país de, ii, ceo, ocupa, clases, alma, un gobierno, malestar, blanco, mar, igualdad, los maestros, noticia, un fallo, defensor, 000, relaciones, pobreza, la cultura, otra, maestros, clase, comunidad, saber, otro, la familia, 30, paro, la lucha, contra el, cultura, pro, libertad, primer, solo, ajuste, nuestros, lucha, el país, el mundo.</text:span></text:p>
                <text:p text:style-name="P8"><text:span text:style-name="T16">La Nación:</text:span><text:span text:style-name="T9"> malvinas, cuerpos, los cuerpos, guerra, argentina, vuelos, de guerra, la argentina, la guerra, hoy, argentina en, del hombre, familiares, este mes, convenio, lo de, increíble, hombre que, historia del, londres, empieza, fue, argentinos, pérez, se hizo, la comisión, comisión, por los, familiares de, como, historia, gran bretaña, canciller, bretaña, maría, nacion política, reclamo, susana, mes, que fue, guerra de, hombre, la canciller, los familiares, sobre, reino, hizo, reino unido, sur, continente.</text:span></text:p>
                <text:p text:style-name="P8"/>
                <text:p text:style-name="P8"/>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 text:style-name="P20"><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0:</text:span></text:p>
                <text:p text:style-name="P8"><text:span text:style-name="T19">trump, mr trump, mr, president, campaign, the president, trump said, trump has, the trump, republican, that mr, trump and, of mr, trump is, twitter, donald, him, donald trump, trump was, said, the republican, that he, of his, presidential, news, trump had, trump campaign, the campaign, his campaign, he has, to mr, aides, golf, trump who, during, for mr, president elect, elect, with mr.</text:span></text:p>
                <text:p text:style-name="P8"><text:span text:style-name="T19">Topic 1:</text:span></text:p>
                <text:p text:style-name="P8"><text:span text:style-name="T19">clinton, mrs clinton, mrs, her, she, campaign, voters, hillary, ad, hillary clinton, sanders, the clinton, democratic, clinton and, the campaign, candidate, email, the democratic, donald, donald trump, foundation, party, emails, state, presidential, debate, that she, race, she has, women, state department, bill clinton, supporters, candidates, republican, aides, polls, mr, ohio.</text:span></text:p>
                <text:p text:style-name="P8"><text:span text:style-name="T19">Topic 2:</text:span></text:p>
                <text:p text:style-name="P8"><text:span text:style-name="T19">health, care, insurance, affordable care, care act, the affordable, affordable, law, repeal, health care, act, coverage, medicaid, the health, insurers, the law, republicans, said, people, replacement, health insurance, to repeal, plan, would, obamacare, federal, republican, replace, consumers, under, subsidies, under the, of health, costs, administration, obama, price.</text:span></text:p>
                <text:p text:style-name="P8"/>
                <text:p text:style-name="P8"/>
              </text:list-header>
            </text:list>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 text:style-name="P20"><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3:</text:span></text:p>
                <text:p text:style-name="P8"><text:span text:style-name="T19">judge, court, supreme court, supreme, justice, the supreme, the court, appeals, case, said, law, kennedy, judges, circuit, the case, cases, ruling, federal, wrote, decision, constitutional, neil, judicial, courts, nominee, conservative, had, court of, amendment, constitution, texas, abortion, the constitution, court in, would, nomination, that the, the law, the judge.</text:span></text:p>
                <text:p text:style-name="P8"><text:span text:style-name="T19">Topic 4:</text:span></text:p>
                <text:p text:style-name="P8"><text:span text:style-name="T19">intelligence, russian, russia, the intelligence, committee, agencies, the russian, mr, officials, investigation, putin, hacking, election, information, report, said, campaign, the election, associates, surveillance, the committee, contacts, american, had, russians, trump, mr putin, moscow, government, to russia, national, the report, agency, reports, evidence, trump campaign, of russian, that the, democratic, the russians.</text:span></text:p>
                <text:p text:style-name="P8"><text:span text:style-name="T19">Topic 5:</text:span></text:p>
                <text:p text:style-name="P8"><text:span text:style-name="T19">democrats, senate, senator, the senate, republicans, nominee, nominees, mcconnell, committee, vote, confirmation, senators, republican, nomination, democratic, democrat, schumer, mr, hearing, judge, democrat of, party, republican of, majority, leader, the committee, cabinet, mitch, votes, majority leader, hearings, will, chuck, supreme court, secretary, supreme, vote on, the democratic, warren, kentucky.</text:span></text:p>
                <text:p text:style-name="P8"/>
                <text:p text:style-name="P8"/>
              </text:list-header>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 text:style-name="P20"><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6:</text:span></text:p>
                <text:p text:style-name="P8"><text:span text:style-name="T19">obama, mr obama, mr, president, the president, administration, president obama, the obama, obama administration, said, white house, presidency, office, aides, bush, white, the white, obama and, legacy, you, presidential, eight years, climate, in office, former, of his, chicago, black, michelle, science, power, rules, time, eight, had, regulations, days, former president, years, climate change, change, congress, we, house, african, just, barack, presidents, last, out,</text:span></text:p>
                <text:p text:style-name="P8"><text:span text:style-name="T19">Topic 7:</text:span></text:p>
                <text:p text:style-name="P8"><text:span text:style-name="T19">order, ban, executive order, the order, refugees, travel, executive, states, united, the united, united states, trump, countries, muslim, administration, mr trump, security, the executive, court, department, said, president, ruling, the administration, refugee, federal, appeals, issued, officials, legal, muslim countries, visa, the ninth, national security, ninth, circuit, homeland security, seven, blocked, mr, the president, homeland, entry, terrorism, muslims, judges, government, predominantly, iraq, terrorist,</text:span></text:p>
                <text:p text:style-name="P8"><text:span text:style-name="T19">Topic 8:</text:span></text:p>
                <text:p text:style-name="P8"><text:span text:style-name="T19">said, we, washington, party, election, people, he said, convention, inauguration, you, were, country, she, voters, democratic, protesters, police, inaugural, what, voting, like, speech, there, our, supporters, had, all, crowd, many, day, re, president, political, out, going, here, the country, national, some, up, voter, will, the party, than, american, going to, she said, after, to be, america,</text:span></text:p>
                <text:p text:style-name="P8"><text:span text:style-name="T19"/></text:p>
                <text:p text:style-name="P8"/>
                <text:p text:style-name="P8"/>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 text:style-name="P20"><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9:</text:span></text:p>
                <text:p text:style-name="P8"><text:span text:style-name="T19">white house, house, white, the white, president, the president, spicer, fence, secret, service, press, the secret, trump, staff, said, official, press secretary, administration, house press, officials, kushner, office, reporters, news, washington, briefing, first, sean spicer, chief, secretary, sean, transition, of staff, aides, at the, president trump, senior, chief of, communications, house and, members, grounds, that the, bannon, had, been, the press, ethics, inauguration, episode,</text:span></text:p>
                <text:p text:style-name="P8"><text:span text:style-name="T19">Topic 10:</text:span></text:p>
                <text:p text:style-name="P8"><text:span text:style-name="T19">sessions, attorney, attorney general, justice, justice department, general, department, the justice, civil rights, rights, civil, mr, law, administration, jeff sessions, prosecutor, federal, alabama, investigation, senator, jeff, transgender, lewis, obama administration, deputy, said, senate, the obama, counsel, confirmation, laws, crime, criminal, police, prison, that he, judiciary, the senate, enforcement, trump, case, the trump, acting, obama, the law, prosecutors, the department, immigration, enforce, trump administration,</text:span></text:p>
                <text:p text:style-name="P8"><text:span text:style-name="T19">Topic 11:</text:span></text:p>
                <text:p text:style-name="P8"><text:span text:style-name="T19">ms, she, her, schools, education, school, public, said, trump, students, ethics, choice, that she, transgender, federal, had, schools and, children, private, she said, secretary, she had, michigan, said she, confirmation, of education, she was, of ms, family, of her, teachers, office, in her, would, hearing, administration, she has, republican, support, husband, president, the school, obama, her husband, religious, families, unions, money, gay, and her,</text:span></text:p>
                <text:p text:style-name="P8"><text:span text:style-name="T19"/></text:p>
                <text:p text:style-name="P8"/>
                <text:p text:style-name="P8"/>
              </text:list-header>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 text:style-name="P20"><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12:</text:span></text:p>
                <text:p text:style-name="P8"><text:span text:style-name="T19">budget, spending, programs, cuts, agency, federal, department, climate, the budget, would, funding, administration, government, the agency, climate change, environmental, congress, billion, military, cut, said, proposed, regulations, change, rules, will, energy, percent, proposal, medicare, state department, the department, money, security, the obama, water, infrastructure, rule, fiscal, would be, funding for, increase, state, obama administration, the government, agencies, office, deficit, national, science,</text:span></text:p>
                <text:p text:style-name="P8"><text:span text:style-name="T19">Topic 13:</text:span></text:p>
                <text:p text:style-name="P8"><text:span text:style-name="T19">mr, said, had, him, ethics, he was, that he, bush, secretary, committee, that mr, of mr, former, kushner, state, he had, tillerson, labor, governor, office, said he, israel, said mr, with mr, president, to mr, senator, he would, after, and mr, secretary of, he said, for mr, he has, business, job, been, team, himself, asked, chairman, of his, hearing, company, republican, representative, but mr, before, democrat, chief,</text:span></text:p>
                <text:p text:style-name="P8"><text:span text:style-name="T19">Topic 14:</text:span></text:p>
                <text:p text:style-name="P8"><text:span text:style-name="T19">islamic, islamic state, military, the islamic, state, iraq, pentagon, united, united states, the united, states, american, the pentagon, forces, syria, said, fighters, defense, officials, syrian, al, administration, war, the military, general, in iraq, tillerson, isis, civilians, nato, turkish, troops, foreign, turkey, civilian, that the, attacks, in syria, operations, secretary, against, militants, allies, state department, china, will, security, policy, russia, terrorism,</text:span></text:p>
                <text:p text:style-name="P8"><text:span text:style-name="T19"/></text:p>
                <text:p text:style-name="P8"/>
                <text:p text:style-name="P8"/>
              </text:list-header>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 text:style-name="P20"><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15:</text:span></text:p>
                <text:p text:style-name="P8"><text:span text:style-name="T19">pence, mr, indiana, mike, mike pence, republican, governor, conservative, abortion, mr trump, irish, conservatives, running, vice, cruz, trump, campaign, religious, presidential, gov, gay, convention, the vice, that he, party, he was, ticket, vice president, said, christian, the republican, him, the meeting, republicans, meeting, rights, political, family, nominee, catholic, radio, briefed, national, donald trump, he has, supported, race, politics, donald, reagan,</text:span></text:p>
                <text:p text:style-name="P8"><text:span text:style-name="T19">Topic 16:</text:span></text:p>
                <text:p text:style-name="P8"><text:span text:style-name="T19">immigration, border, kelly, homeland security, immigrants, homeland, security, enforcement, customs, agents, undocumented, the border, patrol, agency, immigration and, said, the agency, general, the department, mexico, wall, states, united states, department of, united, the united, illegally, department, law enforcement, country, law, would, policies, mr, program, secretary, illegal, officials, the country, officers, people, detention, authorities, mexican, 000, guard, ice, hiring, immigrant, borders,</text:span></text:p>
                <text:p text:style-name="P8"><text:span text:style-name="T19">Topic 17:</text:span></text:p>
                <text:p text:style-name="P8"><text:span text:style-name="T19">tax, the tax, taxes, returns, plan, overhaul, income, code, border, imports, would, trump, mr trump, republicans, the border, reform, care, release, will, revenue, companies, said, mr, trade, proposal, business, legislation, corporate, american, federal, rates, pay, the plan, wall, percent, could, mexico, child, treasury, million, health, cuts, administration, economic, health care, pay for, to release, cut, growth, week,</text:span></text:p>
                <text:p text:style-name="P8"/>
                <text:p text:style-name="P8"/>
              </text:list-header>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1" draw:text-style-name="P4" draw:layer="layout" svg:width="25.199cm" svg:height="3.506cm" svg:x="1.4cm" svg:y="0.837cm" presentation:class="title" presentation:user-transformed="true">
          <draw:text-box>
            <text:p text:style-name="P20"><text:span text:style-name="T4">Tópicos NYTimes</text:span><text:span text:style-name="T4"><text:line-break/></text:span><text:span text:style-name="T4">01/01 – 01/04 – Politics section</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9">Topic: 18</text:span></text:p>
                <text:p text:style-name="P8"><text:span text:style-name="T19">comey, emails, investigation, department, mr, classified, information, justice department, clinton, justice, email, agents, said, the justice, had, the investigation, mrs clinton, officials, letter, election, aides, state department, the director, congress, investigation into, director, whether, james comey, the bureau, the clinton, law enforcement, case, mrs, bureau, evidence, criminal, the letter, inquiry, enforcement, that the, charges, the election, law, were, committee, sent, no, james, lynch, did not,</text:span></text:p>
                <text:p text:style-name="P8"><text:span text:style-name="T19">Topic 19:</text:span></text:p>
                <text:p text:style-name="P8"><text:span text:style-name="T19">republicans, house, republican, bill, the house, ryan, representative, the bill, legislation, democrats, party, congress, congressional, speaker, republican of, lawmakers, members, conservative, health care, measure, leaders, repeal, paul ryan, conservatives, votes, senate, freedom, committee, said, the health, speaker paul, vote, capitol, spending, health, the measure, mr, paul, would, the party, the republican, tuesday, legislative, republicans who, care, republicans are, ethics, members of, pass, majority,</text:span></text:p>
                <text:p text:style-name="P8"><text:span text:style-name="T19">Topic 20:</text:span></text:p>
                <text:p text:style-name="P8"><text:span text:style-name="T19">flynn, national security, security, mr, national, security adviser, adviser, general, council, president, trump, bannon, mr trump, ambassador, administration, the president, security council, officials, white house, military, michael flynn, staff, the national, defense, foreign, the council, sanctions, retired, senior, white, gen, resignation, policy, vice, said, house, former, army, michael, secretary, russia, foreign policy, bush, conversations, with russia, vice president, that mr, discussed, administration officials, ambassador to,</text:span></text:p>
                <text:p text:style-name="P8"/>
                <text:p text:style-name="P8"/>
              </text:list-header>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5T18:19:11.469630173</meta:creation-date>
    <dc:date>2017-07-03T11:42:35.544473807</dc:date>
    <meta:editing-duration>PT34M48S</meta:editing-duration>
    <meta:editing-cycles>4</meta:editing-cycles>
    <meta:generator>LibreOffice/4.4.6.3$Linux_X86_64 LibreOffice_project/40m0$Build-3</meta:generator>
    <meta:document-statistic meta:object-count="130"/>
  </office:meta>
</office:document-meta>
</file>